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f40" officeooo:paragraph-rsid="000faf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FlatCam needs filled poygons in order to do edge cuts properly.</text:p>
      <text:p text:style-name="P1"><text:s text:c="2"/>Kicad doesn't create filled polygons.</text:p>
      <text:p text:style-name="P1"><text:s text:c="2"/>So I created a script which converts lines into a filled polygon</text:p>
      <text:p text:style-name="P1"/>
      <text:p text:style-name="P1"><text:s text:c="2"/>fill-edge-cuts.py Nanino8-Edge.Cuts.gbr</text:p>
      <text:p text:style-name="P1"/>
      <text:p text:style-name="P1"><text:s text:c="2"/>This generates Nanino8-Edge.Cuts-filled.gbr</text:p>
      <text:p text:style-name="P1"/>
      <text:p text:style-name="P1">- In pcbNew</text:p>
      <text:p text:style-name="P1"><text:tab/>- Set the grid origin (Place-&gt;Grid Origin) and click in bottom left of arduino board</text:p>
      <text:p text:style-name="P1"><text:tab/>- Set Drill and Place Offset (aka aux axis) to bottom left corner of board</text:p>
      <text:p text:style-name="P1"><text:tab/><text:tab/>- This sets the origin for the gerber/gcode files.</text:p>
      <text:p text:style-name="P1"><text:tab/>- When plotting gerbers, check "Use auxilliary axis as origin"</text:p>
      <text:p text:style-name="P1"><text:tab/>- When making drill files. Set Drill Origin to "Auxilliary axis"</text:p>
      <text:p text:style-name="P1"><text:tab/>- In gerber viewer, confirm origin location</text:p>
      <text:p text:style-name="P1"><text:tab/>- For http://dangerousprototypes.com/store/pcbs Check "Use Protel file extensions"</text:p>
      <text:p text:style-name="P1"><text:tab/> <text:s/>and the rename-gerbers.py script.</text:p>
      <text:p text:style-name="P1"/>
      <text:p text:style-name="P1">- python flatcam.py</text:p>
      <text:p text:style-name="P1"><text:tab/>- Import gerbers</text:p>
      <text:p text:style-name="P1"><text:tab/><text:tab/>Nanino8-B.Cu.gbr</text:p>
      <text:p text:style-name="P1"><text:tab/><text:tab/>Nanino8-Edge.Cuts-filled.gbr</text:p>
      <text:p text:style-name="P1"><text:tab/>- Import Excellon</text:p>
      <text:p text:style-name="P1"><text:tab/><text:tab/>Nanino8.drl</text:p>
      <text:p text:style-name="P1"><text:tab/><text:tab/>Nanino8-NPTH.drl</text:p>
      <text:p text:style-name="P1"/>
      <text:p text:style-name="P1"><text:tab/>- Double click on Nanino8-Edge.Cuts-filled.gbr</text:p>
      <text:p text:style-name="P1"><text:tab/><text:tab/>- Board cutout only cuts out rectangular</text:p>
      <text:p text:style-name="P1"><text:tab/><text:tab/>- so we use isolation routing with a larger endmill 3.125 mm (1/8")</text:p>
      <text:p text:style-name="P1"><text:tab/><text:tab/>- generate geometry</text:p>
      <text:p text:style-name="P1"/>
      <text:p text:style-name="P1"><text:tab/>- Add Tabs</text:p>
      <text:p text:style-name="P1"><text:tab/><text:tab/>- click on the "Projects" tab</text:p>
      <text:p text:style-name="P1"><text:tab/><text:tab/>- Click once on the Nanino8-B-Edge-Cuts-filled.gbr_iso geometry</text:p>
      <text:p text:style-name="P1"><text:tab/><text:tab/>- Edit-&gt;Edit-Geometry</text:p>
      <text:p text:style-name="P1"><text:tab/><text:tab/>- Click on rectangle and draw out tabs</text:p>
      <text:p text:style-name="P1"><text:tab/><text:tab/><text:tab/>- Click-Drag and then click again when done</text:p>
      <text:p text:style-name="P1"><text:tab/><text:tab/><text:tab/>- Want tabs about 2 endmill widths wide</text:p>
      <text:p text:style-name="P1"><text:tab/><text:tab/><text:tab/>- Press ESC (should highlight the Arrow)</text:p>
      <text:p text:style-name="P1"><text:tab/><text:tab/><text:tab/>- Click on the outline and Control-Click the tabs in that order</text:p>
      <text:p text:style-name="P1"><text:tab/><text:tab/><text:tab/>- Drawing-&gt;Cut-Path</text:p>
      <text:p text:style-name="P1"><text:tab/><text:tab/><text:tab/>- Press ESC</text:p>
      <text:p text:style-name="P1"><text:tab/><text:tab/><text:tab/>- Click on first tab and control-Click on the rest of the tabs</text:p>
      <text:p text:style-name="P1"><text:tab/><text:tab/><text:tab/>- Drawing-&gt;Delete Shape</text:p>
      <text:p text:style-name="P1"><text:tab/><text:tab/><text:tab/>- Edit-&gt;Update Geometry</text:p>
      <text:p text:style-name="P1"><text:tab/><text:tab/><text:tab/>- Should now have a path with some gaps in it</text:p>
      <text:p text:style-name="P1"/>
      <text:p text:style-name="P1"/>
      <text:p text:style-name="P1"/>
      <text:p text:style-name="P1"><text:soft-page-break/><text:tab/>- Double click on Nanino8-B.Cu.gbr</text:p>
      <text:p text:style-name="P1"><text:tab/><text:tab/>- 0.48mm (0.019")</text:p>
      <text:p text:style-name="P1"><text:tab/><text:tab/>- generate geometry</text:p>
      <text:p text:style-name="P1"><text:tab/>- Double click on Nanino8-NPTH.drl</text:p>
      <text:p text:style-name="P1"><text:tab/><text:tab/>- Mill Holes - 3.125mm</text:p>
      <text:p text:style-name="P1"><text:tab/>- Double click on Nanino8.drl</text:p>
      <text:p text:style-name="P1"><text:tab/><text:tab/>- Can either drill or mill</text:p>
      <text:p text:style-name="P1"><text:tab/><text:tab/>- to mill pick a small mill (smaller than the smallest hole)</text:p>
      <text:p text:style-name="P1"><text:tab/><text:tab/><text:tab/>- generate geometry</text:p>
      <text:p text:style-name="P1"><text:tab/><text:tab/>- to drill </text:p>
      <text:p text:style-name="P1"><text:tab/><text:tab/><text:tab/>- pick Cut Z -2mm</text:p>
      <text:p text:style-name="P1"><text:tab/><text:tab/><text:tab/>- Travel Z 3 mm</text:p>
      <text:p text:style-name="P1"><text:tab/><text:tab/><text:tab/>- Feed rate 75 mm/min</text:p>
      <text:p text:style-name="P1"><text:tab/>- Double click on Nanino8-NPTH.drl_mill</text:p>
      <text:p text:style-name="P1"><text:tab/><text:tab/>CutZ -2 mm</text:p>
      <text:p text:style-name="P1"><text:tab/><text:tab/>TravelZ 3 mm</text:p>
      <text:p text:style-name="P1"><text:tab/><text:tab/>Feed Rate 150 mm/min</text:p>
      <text:p text:style-name="P1"><text:tab/><text:tab/>Tool dia: 3.125mm</text:p>
      <text:p text:style-name="P1"><text:tab/><text:tab/>- Generate</text:p>
      <text:p text:style-name="P1"><text:tab/>- Double click on Nanino8-B.Cu.gbr_iso</text:p>
      <text:p text:style-name="P1"><text:tab/><text:tab/>CutX .15 mm</text:p>
      <text:p text:style-name="P1"><text:tab/><text:tab/>TravelZ 3 mm</text:p>
      <text:p text:style-name="P1"><text:tab/><text:tab/>Feed Rate: 380 mm/min</text:p>
      <text:p text:style-name="P1"><text:tab/><text:tab/>Tool Dia: 0.5 mm</text:p>
      <text:p text:style-name="P1"><text:tab/><text:tab/>- Generate</text:p>
      <text:p text:style-name="P1"><text:tab/>- Double click on Nanino8-B-Edge-Cuts-filled.gbr_iso</text:p>
      <text:p text:style-name="P1"><text:tab/><text:tab/>CutZ -2 mm</text:p>
      <text:p text:style-name="P1"><text:tab/><text:tab/>TravelZ 3 mm</text:p>
      <text:p text:style-name="P1"><text:tab/><text:tab/>Feed Rate 150 mm/min</text:p>
      <text:p text:style-name="P1"><text:tab/><text:tab/>Tool dia: 3.125mm</text:p>
      <text:p text:style-name="P1"><text:tab/><text:tab/>- Generate</text:p>
      <text:p text:style-name="P1"/>
      <text:p text:style-name="P1">Not verified!</text:p>
      <text:p text:style-name="P1">Isolation feed rate 15 IPM = 380 mm/min</text:p>
      <text:p text:style-name="P1">Edge cut feed rate 6 IPM = 150 mm/mi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5:35:59.605959239</meta:creation-date>
    <dc:date>2016-09-15T15:37:20.469355461</dc:date>
    <meta:editing-duration>PT1M21S</meta:editing-duration>
    <meta:editing-cycles>1</meta:editing-cycles>
    <meta:document-statistic meta:table-count="0" meta:image-count="0" meta:object-count="0" meta:page-count="2" meta:paragraph-count="74" meta:word-count="398" meta:character-count="2460" meta:non-whitespace-character-count="2000"/>
    <meta:generator>LibreOffice/5.1.4.2$Linux_X86_64 LibreOffice_project/10m0$Build-2</meta:generator>
  </office:meta>
</office:document-meta>
</file>